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000000" style:font-name="Arial Black" fo:font-size="15pt" fo:font-weight="bold"/>
    </style:style>
    <style:style style:name="T3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, Jezu, Jezu</text:span><text:span text:style-name="T1"><text:line-break/></text:span><text:span text:style-name="T1">Umarły,</text:span><text:span text:style-name="T1"><text:line-break/></text:span><text:span text:style-name="T1">Zmartwychwstały,</text:span><text:span text:style-name="T1"><text:line-break/></text:span><text:span text:style-name="T2">ppp</text:span><text:span text:style-name="T1">Uwielbiony</text:span><text:span text:style-name="T1"><text:line-break/></text:span><text:span text:style-name="T1">Jezu, Jezu, Jezu</text:span><text:span text:style-name="T1"><text:line-break/></text:span><text:span text:style-name="T1">Zbawicielu,</text:span><text:span text:style-name="T1"><text:line-break/></text:span><text:span text:style-name="T1">Panie, Mesjas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3">Poznaję Cię,</text:span><text:span text:style-name="T3"><text:line-break/></text:span><text:span text:style-name="T3">ma Gwiazdo</text:span><text:span text:style-name="T3"><text:line-break/></text:span><text:span text:style-name="T3">Oddaję serce me</text:span><text:span text:style-name="T3"><text:line-break/></text:span><text:span text:style-name="T3">Ratunek mój jest</text:span><text:span text:style-name="T3"><text:line-break/></text:span><text:span text:style-name="T3">w Tobie,</text:span><text:span text:style-name="T3"><text:line-break/></text:span><text:span text:style-name="T3">Uwielbiam C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3:52:41</meta:creation-date>
    <dc:date>2015-06-01T22:53:30.559000000</dc:date>
    <dc:language>pl-PL</dc:language>
    <meta:editing-cycles>9</meta:editing-cycles>
    <meta:editing-duration>PT3M3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